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db"/>
    </style:style>
    <style:style style:name="P2" style:family="paragraph" style:parent-style-name="Standard">
      <style:text-properties officeooo:paragraph-rsid="000b84db"/>
    </style:style>
    <style:style style:name="P3" style:family="paragraph" style:parent-style-name="Standard">
      <style:text-properties fo:font-weight="bold" officeooo:rsid="001311a1" officeooo:paragraph-rsid="0014963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iralprint</text:p>
      <text:p text:style-name="P1">#include&lt;iostream&gt;</text:p>
      <text:p text:style-name="P1">using namespace std;</text:p>
      <text:p text:style-name="P1"/>
      <text:p text:style-name="P1">void spiralprint(int a[][100],int m,int n){</text:p>
      <text:p text:style-name="P1"><text:tab/>int startrow=0;</text:p>
      <text:p text:style-name="P1"><text:tab/>int startcol=0;</text:p>
      <text:p text:style-name="P1"><text:tab/>int endrow=n-1;</text:p>
      <text:p text:style-name="P1"><text:tab/>int endcol=m-1;</text:p>
      <text:p text:style-name="P1"><text:tab/>int i;</text:p>
      <text:p text:style-name="P1"/>
      <text:p text:style-name="P1"/>
      <text:p text:style-name="P1"><text:tab/>while(startrow&lt;=endrow and startcol&lt;=endcol){</text:p>
      <text:p text:style-name="P1"><text:tab/><text:tab/>//start row</text:p>
      <text:p text:style-name="P1"><text:tab/><text:tab/>for(i=startcol;i&lt;=endcol;i++){</text:p>
      <text:p text:style-name="P1"><text:tab/><text:tab/><text:tab/>cout&lt;&lt;a[startrow][i]&lt;&lt;" ";</text:p>
      <text:p text:style-name="P1"><text:tab/><text:tab/>}</text:p>
      <text:p text:style-name="P1"><text:tab/><text:tab/>startrow++;</text:p>
      <text:p text:style-name="P1"/>
      <text:p text:style-name="P1"><text:tab/><text:tab/>//end column</text:p>
      <text:p text:style-name="P1"><text:tab/><text:tab/>for(i=startrow;i&lt;=endrow;i++){</text:p>
      <text:p text:style-name="P1"><text:tab/><text:tab/><text:tab/>cout&lt;&lt;a[i][endcol]&lt;&lt;" ";</text:p>
      <text:p text:style-name="P1"><text:tab/><text:tab/>}</text:p>
      <text:p text:style-name="P1"><text:tab/><text:tab/>endcol--;</text:p>
      <text:p text:style-name="P1"/>
      <text:p text:style-name="P1"><text:tab/><text:tab/>//end row</text:p>
      <text:p text:style-name="P1"><text:tab/><text:tab/>if(startrow&lt;endrow){</text:p>
      <text:p text:style-name="P1"><text:tab/><text:tab/>for(i=endcol;i&gt;=startcol;i--){</text:p>
      <text:p text:style-name="P1"><text:tab/><text:tab/><text:tab/>cout&lt;&lt;a[endrow][i]&lt;&lt;" ";</text:p>
      <text:p text:style-name="P1"><text:tab/><text:tab/>}</text:p>
      <text:p text:style-name="P1"><text:tab/><text:tab/>endrow--;</text:p>
      <text:p text:style-name="P1"><text:tab/><text:tab/>}</text:p>
      <text:p text:style-name="P1"/>
      <text:p text:style-name="P1"><text:tab/><text:tab/>//start column</text:p>
      <text:p text:style-name="P1"><text:tab/><text:tab/>if(startcol&lt;endcol){</text:p>
      <text:p text:style-name="P1"><text:tab/><text:tab/>for(i=endrow;i&gt;=startrow;i--){</text:p>
      <text:p text:style-name="P1"><text:tab/><text:tab/><text:tab/>cout&lt;&lt;a[i][startcol]&lt;&lt;" ";</text:p>
      <text:p text:style-name="P1"><text:tab/><text:tab/>}</text:p>
      <text:p text:style-name="P1"><text:tab/><text:tab/>startcol++;</text:p>
      <text:p text:style-name="P1"><text:tab/> <text:s text:c="3"/>}</text:p>
      <text:p text:style-name="P1"><text:tab/>}</text:p>
      <text:p text:style-name="P1"><text:tab/></text:p>
      <text:p text:style-name="P1">}</text:p>
      <text:p text:style-name="P1"/>
      <text:p text:style-name="P1"/>
      <text:p text:style-name="P1">int main(){</text:p>
      <text:p text:style-name="P1"><text:tab/>int m,n;</text:p>
      <text:p text:style-name="P1"><text:tab/>cout&lt;&lt;"size of array :";</text:p>
      <text:p text:style-name="P1"><text:tab/>cin&gt;&gt;m&gt;&gt;n;</text:p>
      <text:p text:style-name="P1"><text:tab/>int a[100][100],i,j;</text:p>
      <text:p text:style-name="P1"><text:tab/>for(i=0;i&lt;n;i++){</text:p>
      <text:p text:style-name="P1"><text:tab/><text:tab/>for(j=0;j&lt;m;j++){</text:p>
      <text:p text:style-name="P1"><text:soft-page-break/><text:tab/><text:tab/><text:tab/>cin&gt;&gt;a[i][j];</text:p>
      <text:p text:style-name="P1"><text:tab/><text:tab/>}</text:p>
      <text:p text:style-name="P1"><text:tab/>}</text:p>
      <text:p text:style-name="P1"><text:tab/>cout&lt;&lt;"array <text:s/>is :"&lt;&lt;endl;<text:tab/></text:p>
      <text:p text:style-name="P1"><text:tab/>for(i=0;i&lt;n;i++){</text:p>
      <text:p text:style-name="P1"><text:tab/><text:tab/>for(j=0;j&lt;m;j++){</text:p>
      <text:p text:style-name="P1"><text:tab/><text:tab/><text:tab/>cout&lt;&lt;a[i][j]&lt;&lt;" ";</text:p>
      <text:p text:style-name="P1"><text:tab/><text:tab/>}</text:p>
      <text:p text:style-name="P1"><text:tab/><text:tab/>cout&lt;&lt;endl;</text:p>
      <text:p text:style-name="P1"><text:tab/>}</text:p>
      <text:p text:style-name="P1"><text:tab/>spiralprint(a,m,n);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4T18:11:54.460970405</dc:date>
    <meta:editing-duration>PT2H4M3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89" meta:character-count="881" meta:non-whitespace-character-count="760"/>
  </office:meta>
</office:document-meta>
</file>